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15" style:family="paragraph" style:parent-style-name="Standard">
      <style:text-properties style:font-name="Arial" style:font-name-asian="Arial" style:font-name-complex="Ari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0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1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3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24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25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26" style:family="paragraph" style:parent-style-name="Text_20_body">
      <style:text-properties style:font-name="Arial" style:font-name-asian="Arial" style:font-name-complex="Arial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1" style:family="paragraph" style:parent-style-name="Table_20_Contents">
      <style:text-properties style:font-name="Arial" fo:font-size="14pt" style:font-name-asian="Arial" style:font-name-complex="Arial"/>
    </style:style>
    <style:style style:name="P3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3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34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35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3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8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9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0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1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42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3" style:family="paragraph" style:parent-style-name="Text_20_body">
      <style:text-properties style:font-name="Arial" style:font-name-asian="Arial" style:font-name-complex="Arial"/>
    </style:style>
    <style:style style:name="P44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8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49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50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font-name="Tahoma" style:font-name-asian="Tahoma" style:font-name-complex="Tahom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0064080" text:id="ct1800640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8">[XXX </text:p>
          </table:table-cell>
          <table:table-cell table:style-name="表29.B1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3</text:p>
            <text:p text:style-name="P16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3"/>
            <text:p text:style-name="P13"/>
            <text:p text:style-name="P13">in. every – place / eyes</text:p>
            <text:p text:style-name="P13"/>
            <text:p text:style-name="P13">jehvah / one. to watch / evil ones</text:p>
            <text:p text:style-name="P13"/>
            <text:p text:style-name="P13">and good ones</text:p>
          </table:table-cell>
        </table:table-row>
        <table:table-row>
          <table:table-cell table:style-name="表29.A2" office:value-type="string">
            <text:p text:style-name="P16">15:4</text:p>
            <text:p text:style-name="P16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3"/>
            <text:p text:style-name="P13"/>
            <text:p text:style-name="P13">healing / tongue / tree</text:p>
            <text:p text:style-name="P13"/>
            <text:p text:style-name="P13">lives / and subversion / in. her</text:p>
            <text:p text:style-name="P13"/>
            <text:p text:style-name="P13">breaking / in spirit</text:p>
          </table:table-cell>
        </table:table-row>
        <table:table-row>
          <table:table-cell table:style-name="表29.A2" office:value-type="string">
            <text:p text:style-name="P16">15:5</text:p>
            <text:p text:style-name="P16">אֱוִיל--יִנְאַץ, מוּסַר אָבִיו; <text:s text:c="3"/>וְשֹׁמֵר </text:p>
            <text:p text:style-name="P16">תּוֹכַחַת יַעְרִים.<text:tab/>5</text:p>
          </table:table-cell>
          <table:table-cell table:style-name="表29.B2" office:value-type="string">
            <text:p text:style-name="P13"/>
            <text:p text:style-name="P13"/>
            <text:p text:style-name="P13">fool – to spurn / admonition</text:p>
            <text:p text:style-name="P13"/>
            <text:p text:style-name="P13">father+his / and one. to observe</text:p>
            <text:p text:style-name="P13"/>
            <text:p text:style-name="P13">correction / to be crafty</text:p>
          </table:table-cell>
        </table:table-row>
        <table:table-row>
          <table:table-cell table:style-name="表29.A2" office:value-type="string">
            <text:p text:style-name="P16">15:6</text:p>
            <text:p text:style-name="P16">ו <text:s/>בֵּית צַדִּיק, חֹסֶן </text:p>
            <text:p text:style-name="P16">רָב; <text:s text:c="3"/>וּבִתְבוּאַת רָשָׁע נֶעְכָּרֶת.<text:tab/>6</text:p>
          </table:table-cell>
          <table:table-cell table:style-name="表29.B2" office:value-type="string">
            <text:p text:style-name="P13"/>
            <text:p text:style-name="P13"/>
            <text:p text:style-name="P13">house / righteous one / to safeguard </text:p>
            <text:p text:style-name="P13">much / and in. income / wicked one</text:p>
            <text:p text:style-name="P13">to be troubled</text:p>
          </table:table-cell>
        </table:table-row>
        <table:table-row>
          <table:table-cell table:style-name="表29.A2" office:value-type="string">
            <text:p text:style-name="P16">15:7</text:p>
            <text:p text:style-name="P16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3"/>
            <text:p text:style-name="P13"/>
            <text:p text:style-name="P13">lips / wise ones / to toss</text:p>
            <text:p text:style-name="P13"/>
            <text:p text:style-name="P13">knowledge / and heart / stupid ones</text:p>
            <text:p text:style-name="P13">not - so</text:p>
          </table:table-cell>
        </table:table-row>
        <text:soft-page-break/>
        <table:table-row>
          <table:table-cell table:style-name="表29.A2" office:value-type="string">
            <text:p text:style-name="P16">15:8</text:p>
            <text:p text:style-name="P16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3"/>
            <text:p text:style-name="P13"/>
            <text:p text:style-name="P13">sacrifice / wicked ones</text:p>
            <text:p text:style-name="P13"/>
            <text:p text:style-name="P13">abhorrence / jehovah</text:p>
            <text:p text:style-name="P13"/>
            <text:p text:style-name="P13">and prayer / upright ones / approval+his</text:p>
          </table:table-cell>
        </table:table-row>
        <table:table-row>
          <table:table-cell table:style-name="表29.A2" office:value-type="string">
            <text:p text:style-name="P28">/] XXX 20200730_141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8">[XXX 20200803_13550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6">15:9</text:p>
            <text:p text:style-name="P16">ט <text:s/>תּוֹעֲבַת יְהוָה, דֶּרֶךְ רָשָׁע; <text:s text:c="3"/>וּמְרַדֵּף </text:p>
            <text:p text:style-name="P16">צְדָקָה יֶאֱהָב.<text:tab/>9 </text:p>
          </table:table-cell>
          <table:table-cell table:style-name="表29.B2" office:value-type="string">
            <text:p text:style-name="P13"/>
            <text:p text:style-name="P13"/>
            <text:p text:style-name="P13">abhorrence / jehovah / way</text:p>
            <text:p text:style-name="P13"/>
            <text:p text:style-name="P13">wicked ones / and one. to pursue</text:p>
            <text:p text:style-name="P13"/>
            <text:p text:style-name="P13">righteousness / to love</text:p>
          </table:table-cell>
        </table:table-row>
        <table:table-row>
          <table:table-cell table:style-name="表29.A2" office:value-type="string">
            <text:p text:style-name="P16">15:10</text:p>
            <text:p text:style-name="P16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3"/>
            <text:p text:style-name="P13"/>
            <text:p text:style-name="P13">admonition / evil / to. one. to forsake</text:p>
            <text:p text:style-name="P13">path / one. to hate / correction</text:p>
            <text:p text:style-name="P13"/>
            <text:p text:style-name="P13">to die</text:p>
          </table:table-cell>
        </table:table-row>
        <table:table-row>
          <table:table-cell table:style-name="表29.A2" office:value-type="string">
            <text:p text:style-name="P16">15:11</text:p>
            <text:p text:style-name="P16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3"/>
            <text:p text:style-name="P13"/>
            <text:p text:style-name="P13">unseen / and destruction / in front of</text:p>
            <text:p text:style-name="P13">jehovah / indeed / that – hearts</text:p>
            <text:p text:style-name="P13"/>
            <text:p text:style-name="P13">sons - man</text:p>
          </table:table-cell>
        </table:table-row>
        <table:table-row>
          <table:table-cell table:style-name="表29.A2" office:value-type="string">
            <text:p text:style-name="P21">DROP ==&gt; ENOUGH</text:p>
            <text:p text:style-name="P21">20200803_140250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6">15:12</text:p>
            <text:p text:style-name="P16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3</text:p>
            <text:p text:style-name="P16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4</text:p>
            <text:p text:style-name="P16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5</text:p>
            <text:p text:style-name="P16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6</text:p>
            <text:p text:style-name="P16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6">15:17</text:p>
            <text:p text:style-name="P16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28">/] XXX </text:p>
          </table:table-cell>
          <table:table-cell table:style-name="表29.B2" office:value-type="string">
            <text:p text:style-name="P13">TEMPLATE</text:p>
          </table:table-cell>
        </table:table-row>
        <table:table-row>
          <table:table-cell table:style-name="表29.A2" office:value-type="string">
            <text:p text:style-name="P28">[XXX </text:p>
          </table:table-cell>
          <table:table-cell table:style-name="表29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 </text:p>
      <text:p text:style-name="P26"/>
      <text:p text:style-name="P19"/>
      <text:p text:style-name="P27"/>
      <text:p text:style-name="P7">------------------------------------------------------------</text:p>
      <text:p text:style-name="P7">[XXX] 20210222_085052</text:p>
      <text:p text:style-name="P26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6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3">divreey / qoheleth / ben-daawid / <text:s/>melech bi'yruushaalaaim</text:p>
            <text:p text:style-name="P13"/>
            <text:p text:style-name="P13">The words of Koheleth, the son of David, king in Jerusalem.</text:p>
          </table:table-cell>
        </table:table-row>
        <table:table-row>
          <table:table-cell table:style-name="表5.A2" office:value-type="string">
            <text:p text:style-name="P16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3">ha`veel / ha`vaaliym / aamar[say </text:p>
            <text:p text:style-name="P13"/>
            <text:p text:style-name="P13">qoheleth / * / *</text:p>
            <text:p text:style-name="P13"/>
            <text:p text:style-name="P13">hakol[all / haavel</text:p>
            <text:p text:style-name="P13"/>
            <text:p text:style-name="P13"><text:soft-page-break/></text:p>
            <text:p text:style-name="P13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6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3">mah-yithroon[what-profit / laa'aadzaam[in-man</text:p>
            <text:p text:style-name="P13">b'xaal[in~all-A`maal'oo[toil~his / she[which'yaA`mol[toil</text:p>
            <text:p text:style-name="P13">tachath[below / ha'SHaamesh[s@lo@nce</text:p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26"/>
      <text:p text:style-name="P8">[/  XXX] 20210222_090518</text:p>
      <text:p text:style-name="P27"/>
      <text:p text:style-name="P19"/>
      <text:p text:style-name="P7">------------------------------------------------------------</text:p>
      <text:p text:style-name="P7">[XXX] 20210412_200949</text:p>
      <text:p text:style-name="P26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6">וְשָׁפַט, בֵּין עַמִּים </text:p>
            <text:p text:style-name="P16"/>
            <text:p text:style-name="P16">רַבִּים, וְהוֹכִיחַ לְגוֹיִם עֲצֻמִים,</text:p>
            <text:p text:style-name="P16"/>
            <text:p text:style-name="P16"/>
            <text:p text:style-name="P16"/>
          </table:table-cell>
          <table:table-cell table:style-name="表6.B1" office:value-type="string">
            <text:p text:style-name="P13">w'shaafad^[judge / beeyin[between / Amiym[people</text:p>
            <text:p text:style-name="P13"/>
            <text:p text:style-name="P13"/>
            <text:p text:style-name="P13">rabiym[many / w'hooxiy'ach[convict / l'Gooyim[nations / Atsmiym[powerful</text:p>
            <text:p text:style-name="P13"/>
          </table:table-cell>
        </table:table-row>
        <text:soft-page-break/>
        <table:table-row>
          <table:table-cell table:style-name="表6.A2" office:value-type="string">
            <text:p text:style-name="P16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19"/>
      <text:p text:style-name="P26"/>
      <text:p text:style-name="P7">------------------------------------------------------------</text:p>
      <text:p text:style-name="P7">[XXX] 20210703_105711</text:p>
      <text:p text:style-name="P26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6">וַיְבָרֶךְ אֹתָם,</text:p>
            <text:p text:style-name="P16"/>
            <text:p text:style-name="P16"><text:s/>אֱלֹהִים, וַיֹּאמֶר לָהֶם </text:p>
            <text:p text:style-name="P16"/>
            <text:p text:style-name="P16">אֱלֹהִים פְּרוּ וּרְבוּ </text:p>
            <text:p text:style-name="P16"/>
            <text:p text:style-name="P16">וּמִלְאוּ אֶת-הָאָרֶץ,</text:p>
            <text:p text:style-name="P16"><text:soft-page-break/></text:p>
            <text:p text:style-name="P16"><text:s/>וְכִבְשֻׁהָ; וּרְדוּ </text:p>
            <text:p text:style-name="P16"/>
            <text:p text:style-name="P16">בִּדְגַת הַיָּם, </text:p>
            <text:p text:style-name="P16"/>
            <text:p text:style-name="P16">וּבְעוֹף הַשָּׁמַיִם, </text:p>
            <text:p text:style-name="P16"/>
            <text:p text:style-name="P16">וּבְכָל-חַיָּה, הָרֹמֶשֶׂת </text:p>
            <text:p text:style-name="P16"/>
            <text:p text:style-name="P16">עַל-הָאָרֶץ.</text:p>
          </table:table-cell>
          <table:table-cell table:style-name="表7.B1" office:value-type="string">
            <text:p text:style-name="P13">wa'yivaareh^[blessed othaam[entity-them</text:p>
            <text:p text:style-name="P13"/>
            <text:p text:style-name="P13"/>
            <text:p text:style-name="P13">elohiym[gods / wa'yomer[say / laa'hem[unto-them</text:p>
            <text:p text:style-name="P13"/>
            <text:p text:style-name="P13">:gods / pruu[bear-fruit / uu'r'vuu[multiply</text:p>
            <text:p text:style-name="P13"/>
            <text:p text:style-name="P13"/>
            <text:p text:style-name="P13">uu'mil'uu[fill / eth-haa'aarets[entity-land</text:p>
            <text:p text:style-name="P13"><text:soft-page-break/></text:p>
            <text:p text:style-name="P13"/>
            <text:p text:style-name="P13">w'xiv'shu'haa[conquer-it / uu'r'dzhuu[subjugate</text:p>
            <text:p text:style-name="P13"/>
            <text:p text:style-name="P13">bi'dzh'ghath[towards-fish / ha'yaam[the-sea</text:p>
            <text:p text:style-name="P13"/>
            <text:p text:style-name="P13"/>
            <text:p text:style-name="P13">uu'v'OOf[bird / ha'SHAAmayim[the-sky</text:p>
            <text:p text:style-name="P13"/>
            <text:p text:style-name="P13">uu'v'h^aal-xayaa[upon-all-alive / haa'romeseth[the-move</text:p>
            <text:p text:style-name="P13"/>
            <text:p text:style-name="P13"/>
            <text:p text:style-name="P13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9"><text:span text:style-name="T3">[next] </text:span><text:span text:style-name="T4">9:1</text:span></text:p>
      <text:p text:style-name="P26"/>
      <text:p text:style-name="P26"/>
      <text:p text:style-name="P26"/>
      <text:p text:style-name="P8">[/  XXX] </text:p>
      <text:p text:style-name="P27"/>
      <text:p text:style-name="P27"/>
      <text:p text:style-name="P7">------------------------------------------------------------</text:p>
      <text:p text:style-name="P7">[XXX] 20210707_154856</text:p>
      <text:p text:style-name="P26"/>
      <text:p text:style-name="P26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26"><text:a xlink:type="simple" xlink:href="https://www.mechon-mamre.org/p/pt/pt0219.htm" text:style-name="Internet_20_link" text:visited-style-name="Visited_20_Internet_20_Link">https://www.mechon-mamre.org/p/pt/pt0219.htm</text:a></text:p>
      <text:p text:style-name="P26"/>
      <text:p text:style-name="P9"><text:soft-page-break/><text:span text:style-name="T1">1. </text:span><text:span text:style-name="T2">exodus</text:span></text:p>
      <text:p text:style-name="P10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6">אַתֶּם רְאִיתֶם, אֲשֶׁר</text:p>
            <text:p text:style-name="P16"/>
            <text:p text:style-name="P16"><text:s/>עָשִׂיתִי </text:p>
            <text:p text:style-name="P16"/>
            <text:p text:style-name="P16">לְמִצְרָיִם; וָאֶשָּׂא אֶתְכֶם</text:p>
            <text:p text:style-name="P16"/>
            <text:p text:style-name="P16"><text:s/>עַל-כַּנְפֵי נְשָׁרִים,</text:p>
            <text:p text:style-name="P16"/>
            <text:p text:style-name="P16"><text:s/>וָאָבִא אֶתְכֶם אֵלָי.</text:p>
          </table:table-cell>
          <table:table-cell table:style-name="表30.B1" office:value-type="string">
            <text:p text:style-name="P13">atem[thou / see / what / to do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to mitsra / and to lift / entity-you</text:p>
            <text:p text:style-name="P13"/>
            <text:p text:style-name="P13"/>
            <text:p text:style-name="P13"/>
            <text:p text:style-name="P13">Al-kan'feey[above-edge / eagles</text:p>
            <text:p text:style-name="P13"/>
            <text:p text:style-name="P13"/>
            <text:p text:style-name="P13">and to go / entity-you / eelaa'y[unto-myself</text:p>
          </table:table-cell>
        </table:table-row>
      </table:table>
      <text:p text:style-name="P3"/>
      <text:p text:style-name="P12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6"><text:s/>וְעַתָּה, אִם-שָׁמוֹעַ</text:p>
            <text:p text:style-name="P16"/>
            <text:p text:style-name="P16"><text:s/>תִּשְׁמְעוּ בְּקֹלִי,</text:p>
            <text:p text:style-name="P16"/>
            <text:p text:style-name="P16"><text:s/>וּשְׁמַרְתֶּם, אֶת-בְּרִיתִי</text:p>
            <text:p text:style-name="P16"/>
            <text:p text:style-name="P16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3">this time / whether-to-hear</text:p>
            <text:p text:style-name="P13"/>
            <text:p text:style-name="P13"/>
            <text:p text:style-name="P13"/>
            <text:p text:style-name="P13">to hear / voice-my</text:p>
            <text:p text:style-name="P13"/>
            <text:p text:style-name="P13"/>
            <text:p text:style-name="P13">to guard / entity-piece-my</text:p>
            <text:p text:style-name="P13"/>
            <text:p text:style-name="P13"/>
            <text:p text:style-name="P13"/>
            <text:p text:style-name="P13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9"><text:span text:style-name="T3">[next] </text:span><text:span text:style-name="T4">ANY</text:span></text:p>
      <text:p text:style-name="P26"/>
      <text:p text:style-name="P8">[/  XXX] 20210707_160532</text:p>
      <text:p text:style-name="P26"/>
      <text:p text:style-name="P19"/>
      <text:p text:style-name="P7">------------------------------------------------------------</text:p>
      <text:p text:style-name="P7">[XXX] </text:p>
      <text:p text:style-name="P26"><text:a xlink:type="simple" xlink:href="https://www.mechon-mamre.org/p/pt/pt1045.htm" text:style-name="Internet_20_link" text:visited-style-name="Visited_20_Internet_20_Link">https://www.mechon-mamre.org/p/pt/pt1045.htm</text:a></text:p>
      <text:p text:style-name="P26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26"/>
      <text:p text:style-name="P9"><text:span text:style-name="T1">1. </text:span><text:span text:style-name="T2">isaiah</text:span></text:p>
      <text:p text:style-name="P10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6">אֲנִי יְהוָה וְאֵין עוֹד</text:p>
            <text:p text:style-name="P16"/>
            <text:p text:style-name="P16">, זוּלָתִי אֵין אֱלֹהִים</text:p>
            <text:p text:style-name="P16"/>
            <text:p text:style-name="P16">; אֲאַזֶּרְךָ, </text:p>
            <text:p text:style-name="P16"/>
            <text:p text:style-name="P16">וְלֹא יְדַעְתָּנִי.</text:p>
          </table:table-cell>
          <table:table-cell table:style-name="表9.B1" office:value-type="string">
            <text:p text:style-name="P13">a`niy[I / * / w'eeyn[nothing / OOdh[again</text:p>
            <text:p text:style-name="P13"/>
            <text:p text:style-name="P13"/>
            <text:p text:style-name="P13">zuulaath'y[except-me / * / * /</text:p>
            <text:p text:style-name="P13"/>
            <text:p text:style-name="P13"/>
            <text:p text:style-name="P13">a`aZerkhaa[i-girded-thee</text:p>
            <text:p text:style-name="P13"/>
            <text:p text:style-name="P13"/>
            <text:p text:style-name="P13"/>
            <text:p text:style-name="P13">w'lo[not / y'dhaAtaa'niy[and-you-know-me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20210804_171606] </text:p>
      <text:p text:style-name="P27"/>
      <text:p text:style-name="P19"/>
      <text:p text:style-name="P7"><text:soft-page-break/>------------------------------------------------------------</text:p>
      <text:p text:style-name="P7">[20220216_143847/] </text:p>
      <text:p text:style-name="P2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>אָמַר עָצֵל, שַׁחַל בַּדָּרֶךְ;</text:p>
            <text:p text:style-name="P16"/>
            <text:p text:style-name="P16"><text:s text:c="4"/>אֲרִי, בֵּין הָרְחֹבוֹת.</text:p>
          </table:table-cell>
          <table:table-cell table:style-name="表10.B1" office:value-type="string">
            <text:p text:style-name="P13">aamar[mo`wi / aatsel[slothful.e / shaxal[czarny-lew / ba-daareh^[na-drodze /</text:p>
            <text:p text:style-name="P13"/>
            <text:p text:style-name="P13">a%riy[lew.pl / beeyin[mie_dzy / haa-rxovooth[in-the-squares.</text:p>
          </table:table-cell>
        </table:table-row>
      </table:table>
      <text:p text:style-name="P3"/>
      <text:p text:style-name="P9"><text:span text:style-name="T3">[next] </text:span><text:span text:style-name="T4">26:14</text:span></text:p>
      <text:p text:style-name="P26"/>
      <text:p text:style-name="P8">[/  20220216_144811] </text:p>
      <text:p text:style-name="P27"/>
      <text:p text:style-name="P19"/>
      <text:p text:style-name="P7">------------------------------------------------------------</text:p>
      <text:p text:style-name="P7">[20220217_100827] </text:p>
      <text:p text:style-name="P26"/>
      <text:p text:style-name="P9"><text:span text:style-name="T1">1. </text:span><text:span text:style-name="T2">XX:XX</text:span></text:p>
      <text:p text:style-name="P10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>הַדֶּלֶת, תִּסּוֹב עַל-צִירָהּ; <text:s/></text:p>
            <text:p text:style-name="P16"><text:s text:c="2"/>וְעָצֵל, עַל-מִטָּתוֹ. </text:p>
          </table:table-cell>
          <table:table-cell table:style-name="表11.B1" office:value-type="string">
            <text:p text:style-name="P13">ha-deleth[drzwi / tisoov[turn-about.e / Al-tsiyraa-h[on-hinge-her / </text:p>
            <text:p text:style-name="P13"/>
            <text:p text:style-name="P13">w-AAtseel[and-slothful.e / Al-midzaath-oo[on-bed-his</text:p>
          </table:table-cell>
        </table:table-row>
        <table:table-row>
          <table:table-cell table:style-name="表11.A2" office:value-type="string">
            <text:p text:style-name="P16">טָמַן עָצֵל </text:p>
            <text:p text:style-name="P16">יָדוֹ, בַּצַּלָּחַת; <text:s text:c="3"/>נִלְאָה,</text:p>
            <text:p text:style-name="P16"/>
            <text:p text:style-name="P16"><text:soft-page-break/><text:s/>לַהֲשִׁיבָהּ אֶל-פִּיו. </text:p>
          </table:table-cell>
          <table:table-cell table:style-name="表11.B2" office:value-type="string">
            <text:p text:style-name="P13">d_aaman[bury.e / AAtseel[slothful;leniwa-osoba</text:p>
            <text:p text:style-name="P13">yaadz-oo[re_ka-jego / ba-tsalaaxath[w-chlebie / nil-aah[too-tired;zbyt-zme_czony</text:p>
            <text:p text:style-name="P13"><text:soft-page-break/>la-hashiyvaa-h[to-bring-back-her / el-piy-w[do-usta-jego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20220217_105111] </text:p>
      <text:p text:style-name="P26"/>
      <text:p text:style-name="P19"/>
      <text:p text:style-name="P7">------------------------------------------------------------</text:p>
      <text:p text:style-name="P7">[XXX] 20220312_104420</text:p>
      <text:p text:style-name="P26"/>
      <text:p text:style-name="P9"><text:span text:style-name="T1">1. </text:span><text:span text:style-name="T2">isaiah</text:span></text:p>
      <text:p text:style-name="P10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2">חֲזוֹן, יְשַׁעְיָהוּ </text:p>
            <text:p text:style-name="P22">בֶן-אָמוֹץ, אֲשֶׁר חָזָה, עַל-יְהוּדָה וִירוּשָׁלִָם</text:p>
            <text:p text:style-name="P22">--בִּימֵי עֻזִּיָּהוּ יוֹתָם אָחָז יְחִזְקִיָּהוּ, מַלְכֵי </text:p>
            <text:p text:style-name="P22"/>
            <text:p text:style-name="P22">יְהוּדָה. </text:p>
          </table:table-cell>
          <table:table-cell table:style-name="表13.B1" office:value-type="string">
            <text:p text:style-name="P24">xazoon[vision-of / ishaIyaahuu</text:p>
            <text:p text:style-name="P24"/>
            <text:p text:style-name="P24">* / a@sher[kto`ry /</text:p>
            <text:p text:style-name="P24"/>
            <text:p text:style-name="P24">xaazaah[perceived / Al[on / yhuudzaah[judah / wi-yruushaalaaim / </text:p>
            <text:p text:style-name="P24">bi-ymeey[in-days / Uziyaahuu / yoothaam / aaxaaz / yxizqiyaahuu / mlh^eey[kro`lowie.pl / </text:p>
            <text:p text:style-name="P24"/>
            <text:p text:style-name="P24">yhuudzaah</text:p>
          </table:table-cell>
        </table:table-row>
        <table:table-row>
          <table:table-cell table:style-name="表13.A2" office:value-type="string">
            <text:p text:style-name="P22"><text:s/>ב <text:s/>שִׁמְעוּ שָׁמַיִם </text:p>
            <text:p text:style-name="P22"/>
            <text:p text:style-name="P22">וְהַאֲזִינִי אֶרֶץ, </text:p>
            <text:p text:style-name="P22"/>
            <text:p text:style-name="P22"><text:soft-page-break/>כִּי יְהוָה דִּבֵּר: </text:p>
            <text:p text:style-name="P22"><text:s/>בָּנִים גִּדַּלְתִּי</text:p>
            <text:p text:style-name="P22"/>
            <text:p text:style-name="P22"><text:s/>וְרוֹמַמְתִּי, וְהֵם</text:p>
            <text:p text:style-name="P22"/>
            <text:p text:style-name="P22"><text:s/>פָּשְׁעוּ בִי.</text:p>
          </table:table-cell>
          <table:table-cell table:style-name="表13.B2" office:value-type="string">
            <text:p text:style-name="P24">shimUU[sl`uchaj / shaamayim[niebiosa</text:p>
            <text:p text:style-name="P24"/>
            <text:p text:style-name="P24"/>
            <text:p text:style-name="P24">w-haa'ziyni-y[dawac`-ucho-ty / */ </text:p>
            <text:p text:style-name="P24"/>
            <text:p text:style-name="P24"><text:soft-page-break/>kiy[<text:a xlink:type="simple" xlink:href="mailto:z@e" text:style-name="Internet_20_link" text:visited-style-name="Visited_20_Internet_20_Link">z@e</text:a> / yhwaah / diveer[mo`wi / </text:p>
            <text:p text:style-name="P24">baaniym[synowie / gidaltiy[i-magnified;powie_kszyl`em / </text:p>
            <text:p text:style-name="P24"/>
            <text:p text:style-name="P24"/>
            <text:p text:style-name="P24">w-roomamtiy[brought-up / w-heem[a-one.pl</text:p>
            <text:p text:style-name="P24"/>
            <text:p text:style-name="P24">paashUU[transgress.e / viy[we-mnie.pl</text:p>
          </table:table-cell>
        </table:table-row>
      </table:table>
      <text:p text:style-name="P3"/>
      <text:p text:style-name="P9"><text:span text:style-name="T3">[next] </text:span><text:span text:style-name="T4">ANY</text:span></text:p>
      <text:p text:style-name="P26"/>
      <text:p text:style-name="P8">[/  XXX] 20220312_110430</text:p>
      <text:p text:style-name="P27"/>
      <text:p text:style-name="P19"/>
      <text:p text:style-name="P7">------------------------------------------------------------</text:p>
      <text:p text:style-name="P7">[XXX] 20220313_144414</text:p>
      <text:p text:style-name="P26"/>
      <text:p text:style-name="P9"><text:span text:style-name="T1">1. </text:span><text:span text:style-name="T2">isaiah</text:span></text:p>
      <text:p text:style-name="P10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7"><text:s/>יָדַע שׁוֹר קֹנֵהוּ,</text:p>
            <text:p text:style-name="P17"><text:s/>וַחֲמוֹר אֵבוּס בְּעָלָיו;</text:p>
            <text:p text:style-name="P17"/>
            <text:p text:style-name="P17"><text:s/>יִשְׂרָאֵל לֹא יָדַע, עַמִּי</text:p>
            <text:p text:style-name="P17"/>
            <text:p text:style-name="P17"><text:s/>לֹא הִתְבּוֹנָן.</text:p>
          </table:table-cell>
          <table:table-cell table:style-name="表14.B1" office:value-type="string">
            <text:p text:style-name="P14">yaadzaA[ox.e / shoor[wie.pl / qonee[owner=huu[his</text:p>
            <text:p text:style-name="P14">wa-xa'moor[donkey.e / eevuus[crib.e / b-AAlaay-u[possessor-his</text:p>
            <text:p text:style-name="P14"/>
            <text:p text:style-name="P14">yis-raaeel / loo / yaadzaA[wie / Ami-y[ludzi-moje.pl</text:p>
            <text:p text:style-name="P14"/>
            <text:p text:style-name="P14">loo / hithboonaan[consider.e</text:p>
          </table:table-cell>
        </table:table-row>
        <text:soft-page-break/>
        <table:table-row>
          <table:table-cell table:style-name="表14.A2" office:value-type="string">
            <text:p text:style-name="P23">ד <text:s/>הוֹי גּוֹי חֹטֵא,</text:p>
            <text:p text:style-name="P23"><text:s/>עַם כֶּבֶד עָוֺן</text:p>
            <text:p text:style-name="P23">--זֶרַע מְרֵעִים,</text:p>
            <text:p text:style-name="P23"><text:s/>בָּנִים מַשְׁחִיתִים;</text:p>
          </table:table-cell>
          <table:table-cell table:style-name="表14.B2" office:value-type="string">
            <text:p text:style-name="P25">hooy[Ah.e / gooy[nacja.pl / xodz^ee[sinful</text:p>
            <text:p text:style-name="P14"><text:span text:style-name="T9">Am[ludzi / kevedz[</text:span><text:a xlink:type="simple" xlink:href="mailto:cie_z@ka" text:style-name="Internet_20_link" text:visited-style-name="Visited_20_Internet_20_Link"><text:span text:style-name="T9">cie_z@ka</text:span></text:a><text:span text:style-name="T9"> / AAwon[depravity.e</text:span></text:p>
            <text:p text:style-name="P25">zera[seed.e / mreeIim[ones-doing-evil</text:p>
            <text:p text:style-name="P25">baaniym[synowie / mashxiythiym[ones-bringing-ruin</text:p>
          </table:table-cell>
        </table:table-row>
        <table:table-row>
          <table:table-cell table:style-name="表14.A2" office:value-type="string">
            <text:p text:style-name="P23"><text:s/>עָזְבוּ אֶת-יְהוָה,</text:p>
            <text:p text:style-name="P23"><text:s/>נִאֲצוּ אֶת-קְדוֹשׁ </text:p>
            <text:p text:style-name="P23"/>
            <text:p text:style-name="P23">יִשְׂרָאֵל--נָזֹרוּ אָחוֹר. </text:p>
          </table:table-cell>
          <table:table-cell table:style-name="表14.B2" office:value-type="string">
            <text:p text:style-name="P25">AAzvuu[forsake / eth=yhwaa</text:p>
            <text:p text:style-name="P25"/>
            <text:p text:style-name="P25">nia'tsuu[spurn / eth=qdzoosh[holy-one</text:p>
            <text:p text:style-name="P25"/>
            <text:p text:style-name="P25"/>
            <text:p text:style-name="P25">* / naazoruu[estranged / aaxoor[backward</text:p>
          </table:table-cell>
        </table:table-row>
      </table:table>
      <text:p text:style-name="P3"/>
      <text:p text:style-name="P9"><text:span text:style-name="T3">[next] </text:span><text:span text:style-name="T4">1:5</text:span></text:p>
      <text:p text:style-name="P26"/>
      <text:p text:style-name="P8">[/  XXX] </text:p>
      <text:p text:style-name="P27"/>
      <text:p text:style-name="P19"/>
      <text:p text:style-name="P7">------------------------------------------------------------</text:p>
      <text:p text:style-name="P7">[XXX] </text:p>
      <text:p text:style-name="P26"/>
      <text:p text:style-name="P9"><text:span text:style-name="T1">1. </text:span><text:span text:style-name="T2">XX:XX</text:span></text:p>
      <text:p text:style-name="P10"><text:span text:style-name="T3">1. </text:span><text:span text:style-name="T5">1:5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7">ה <text:s/>עַל מֶה תֻכּוּ עוֹד,</text:p>
            <text:p text:style-name="P17"/>
            <text:p text:style-name="P17"><text:s/>תּוֹסִיפוּ סָרָה;</text:p>
            <text:p text:style-name="P17"/>
            <text:p text:style-name="P17"><text:soft-page-break/><text:s/>כָּל-רֹאשׁ לָחֳלִי, וְכָל-לֵבָב דַּוָּי. </text:p>
          </table:table-cell>
          <table:table-cell table:style-name="表17.B1" office:value-type="string">
            <text:p text:style-name="P14">Al[na.pl / me[co? / thkuu[be-smitten / OOdz[dalej.pl</text:p>
            <text:p text:style-name="P14"/>
            <text:p text:style-name="P14"/>
            <text:p text:style-name="P14">toosiyfuu[dodac` / saaraah[stubbornness</text:p>
            <text:p text:style-name="P14"/>
            <text:p text:style-name="P14"><text:soft-page-break/>kaal-rosh[cal`a-gl`owa / laa-xo`liy[do-choroby / w-h^aal-lee-vaav[i-cal`e-twoje-serce / dawaay[languish.e</text:p>
          </table:table-cell>
        </table:table-row>
        <table:table-row>
          <table:table-cell table:style-name="表17.A2" office:value-type="string">
            <text:p text:style-name="P17">ו <text:s/>מִכַּף-רֶגֶל וְעַד-רֹאשׁ </text:p>
            <text:p text:style-name="P17"/>
            <text:p text:style-name="P17">אֵין-בּוֹ מְתֹם,</text:p>
            <text:p text:style-name="P17"/>
            <text:p text:style-name="P17"><text:s/>פֶּצַע וְחַבּוּרָה וּמַכָּה טְרִיָּה;</text:p>
            <text:p text:style-name="P17"><text:s/>לֹא-זֹרוּ וְלֹא חֻבָּשׁוּ,</text:p>
          </table:table-cell>
          <table:table-cell table:style-name="表17.B2" office:value-type="string">
            <text:p text:style-name="P14">mi-kaf-reGel[from-sole-foot / w-Adz[and-unto / rosh[gl`wa /</text:p>
            <text:p text:style-name="P14"/>
            <text:p text:style-name="P14"/>
            <text:p text:style-name="P14">eeyin[<text:a xlink:type="simple" xlink:href="mailto:byl%60a-z@adna" text:style-name="Internet_20_link" text:visited-style-name="Visited_20_Internet_20_Link"><text:span text:style-name="T8">byl`a-z@adn</text:span></text:a><text:a xlink:type="simple" xlink:href="mailto:byl%60a-z@adna" text:style-name="Internet_20_link" text:visited-style-name="Visited_20_Internet_20_Link">a</text:a> / boo[w-nim / mthom[flawlessness.e</text:p>
            <text:p text:style-name="P14"/>
            <text:p text:style-name="P14">petsaA[injury.e / w-xabuuraa[welt / uu-makaa[smiting.e / t^riyaa[raw.e</text:p>
            <text:p text:style-name="P14"/>
            <text:p text:style-name="P14">lo-zoruu[not-pressed-out.e / w-lo / rubaashuu[bound-up</text:p>
          </table:table-cell>
        </table:table-row>
        <table:table-row>
          <table:table-cell table:style-name="表17.A2" office:value-type="string">
            <text:p text:style-name="P17"><text:s/>וְלֹא רֻכְּכָה בַּשָּׁמֶן. </text:p>
          </table:table-cell>
          <table:table-cell table:style-name="表17.B2" office:value-type="string">
            <text:p text:style-name="P14">w-lo / rukh^aa[made-tender / ba-shaamen[in-oil</text:p>
          </table:table-cell>
        </table:table-row>
      </table:table>
      <text:p text:style-name="P3"/>
      <text:p text:style-name="P9"><text:span text:style-name="T3">[next] </text:span><text:span text:style-name="T4">1:7</text:span></text:p>
      <text:p text:style-name="P26"/>
      <text:p text:style-name="P8">[/  XXX] </text:p>
      <text:p text:style-name="P27"/>
      <text:p text:style-name="P19">@@@</text:p>
      <text:p text:style-name="P7">------------------------------------------------------------</text:p>
      <text:p text:style-name="P7">[XXX] </text:p>
      <text:p text:style-name="P26"/>
      <text:p text:style-name="P9"><text:span text:style-name="T1">1. </text:span><text:span text:style-name="T2">XX:XX</text:span></text:p>
      <text:p text:style-name="P10"><text:span text:style-name="T3">1. </text:span><text:span text:style-name="T5">1:7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7">ז <text:s/>אַרְצְכֶם שְׁמָמָה, עָרֵיכֶם שְׂרֻפוֹת אֵשׁ; <text:soft-page-break/>אַדְמַתְכֶם, לְנֶגְדְּכֶם זָרִים אֹכְלִים אֹתָהּ,</text:p>
          </table:table-cell>
          <table:table-cell table:style-name="表18.B1" office:value-type="string">
            <text:p text:style-name="P1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 </text:p>
      <text:p text:style-name="P27"/>
      <text:p text:style-name="P27"/>
      <text:p text:style-name="P1">------------------------------------------------------------ TEMPLATE<text:change text:change-id="ct180064080"/></text:p>
      <text:p text:style-name="P7">------------------------------------------------------------</text:p>
      <text:p text:style-name="P7">[XXX] </text:p>
      <text:p text:style-name="P2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7"/>
          </table:table-cell>
          <table:table-cell table:style-name="表49.B1" office:value-type="string">
            <text:p text:style-name="P1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 </text:p>
      <text:p text:style-name="P26"/>
      <text:p text:style-name="P27"/>
      <text:p text:style-name="P2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/>
          </table:table-cell>
        </table:table-row>
        <table:table-row>
          <table:table-cell table:style-name="表15.A2" office:value-type="string">
            <text:p text:style-name="P29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6"/>
          </table:table-cell>
        </table:table-row>
        <table:table-row>
          <table:table-cell table:style-name="表16.A2" office:value-type="string">
            <text:p text:style-name="P2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</text:p>
      <text:p text:style-name="P26"/>
      <text:p text:style-name="P26"/>
      <text:p text:style-name="P4"/>
      <text:p text:style-name="P2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29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2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6"/>
      <text:p text:style-name="P8">[/  XXX]</text:p>
      <text:p text:style-name="P26"/>
      <text:p text:style-name="P26"/>
      <text:p text:style-name="P26"/>
      <text:p text:style-name="P26"/>
      <text:p text:style-name="P15">/------------------------------------------------------------ /TEMPLATE</text:p>
      <text:p text:style-name="P26"/>
      <text:p text:style-name="P6">--------------------------------------- [STEPS : closing] 20191009_161940</text:p>
      <text:list xml:id="list4052909590743843592" text:style-name="L1">
        <text:list-item>
          <text:p text:style-name="P44">time label ==&gt; paste</text:p>
        </text:list-item>
        <text:list-item>
          <text:p text:style-name="P44">“@@@” ==&gt; move to → at the bottom of the doc area</text:p>
        </text:list-item>
        <text:list-item>
          <text:p text:style-name="P44">DUP : template</text:p>
        </text:list-item>
        <text:list-item>
          <text:p text:style-name="P44"><text:soft-page-break/>close</text:p>
          <text:list>
            <text:list-item>
              <text:p text:style-name="P44">web pages</text:p>
            </text:list-item>
            <text:list-item>
              <text:p text:style-name="P44">sheet file</text:p>
            </text:list-item>
            <text:list-item>
              <text:p text:style-name="P44">folders (if any)</text:p>
            </text:list-item>
            <text:list-item>
              <text:p text:style-name="P44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1"/>
          </table:table-cell>
          <table:table-cell table:style-name="表236.A1" office:value-type="string">
            <text:p text:style-name="P31">TH</text:p>
          </table:table-cell>
          <table:table-cell table:style-name="表236.C1" office:value-type="string">
            <text:p text:style-name="P31">“the”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1">gh</text:p>
          </table:table-cell>
          <table:table-cell table:style-name="表236.C2" office:value-type="string">
            <text:p text:style-name="P31">arabic ghain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1">dz</text:p>
          </table:table-cell>
          <table:table-cell table:style-name="表236.C2" office:value-type="string">
            <text:p text:style-name="P31">arabic ẓ (ðˁ) (ظ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0">a_</text:p>
          </table:table-cell>
          <table:table-cell table:style-name="表236.C2" office:value-type="string">
            <text:p text:style-name="P31">“<text:span text:style-name="T7">a</text:span>”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0">*</text:p>
          </table:table-cell>
          <table:table-cell table:style-name="表236.C2" office:value-type="string">
            <text:p text:style-name="P31">kha:</text:p>
          </table:table-cell>
        </table:table-row>
        <table:table-row>
          <table:table-cell table:style-name="表236.A2" office:value-type="string">
            <text:p text:style-name="P31"/>
          </table:table-cell>
          <table:table-cell table:style-name="表236.A2" office:value-type="string">
            <text:p text:style-name="P30">** (#)</text:p>
          </table:table-cell>
          <table:table-cell table:style-name="表236.C2" office:value-type="string">
            <text:p text:style-name="P31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2"/>
          </table:table-cell>
        </table:table-row>
      </table:table>
      <text:p text:style-name="P11"/>
      <text:p text:style-name="P11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327776995336628696" text:style-name="L2">
              <text:list-item>
                <text:p text:style-name="P38">mechon-mamre</text:p>
                <text:list>
                  <text:list-item>
                    <text:p text:style-name="P38">copy text</text:p>
                  </text:list-item>
                  <text:list-item>
                    <text:p text:style-name="P38">paste to doc</text:p>
                  </text:list-item>
                </text:list>
              </text:list-item>
              <text:list-item>
                <text:p text:style-name="P38">qbible.com</text:p>
                <text:list>
                  <text:list-item>
                    <text:p text:style-name="P38">read text. pronunciation</text:p>
                  </text:list-item>
                </text:list>
              </text:list-item>
              <text:list-item>
                <text:p text:style-name="P38">scripture4all</text:p>
                <text:list>
                  <text:list-item>
                    <text:p text:style-name="P38">know the translation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2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0729368" text:continue-numbering="true" text:style-name="L2">
              <text:list-item>
                <text:p text:style-name="P41">right-click &gt; r &gt; i &gt; <text:span text:style-name="T8">↑ &gt; Ret (inset rows)</text:span></text:p>
                <text:list>
                  <text:list-item>
                    <text:p text:style-name="P38">enter “a” x 3 (marker)</text:p>
                  </text:list-item>
                  <text:list-item>
                    <text:p text:style-name="P38"><text:soft-page-break/>M – w &gt; a (new window)</text:p>
                  </text:list-item>
                </text:list>
              </text:list-item>
              <text:list-item>
                <text:p text:style-name="P38">C – f &gt; “@”x3 &gt; Ret (find “@”x3)</text:p>
                <text:list>
                  <text:list-item>
                    <text:p text:style-name="P38">C – x (cut)</text:p>
                  </text:list-item>
                  <text:list-item>
                    <text:p text:style-name="P38">C – f &gt; “a” x 3 &gt; Ret &gt; C – v (find, paste)</text:p>
                  </text:list-item>
                </text:list>
              </text:list-item>
              <text:list-item>
                <text:p text:style-name="P38">C – f &gt; “]” &gt; Ret (find “template”)</text:p>
                <text:list>
                  <text:list-item>
                    <text:p text:style-name="P38">select ==&gt; cells</text:p>
                  </text:list-item>
                  <text:list-item>
                    <text:p text:style-name="P38">C – c &gt; C – Home &gt; C – f &gt; “@” x 3 (copy, find label)</text:p>
                  </text:list-item>
                  <text:list-item>
                    <text:p text:style-name="P38">C - ← x 2 &gt; ↑ <text:s/>(navigation)</text:p>
                  </text:list-item>
                </text:list>
              </text:list-item>
              <text:list-item>
                <text:p text:style-name="P38"/>
              </text:list-item>
            </text:list>
          </table:table-cell>
        </table:table-row>
        <table:table-row>
          <table:table-cell table:style-name="表1.A2" office:value-type="string">
            <text:p text:style-name="P32"/>
          </table:table-cell>
        </table:table-row>
      </table:table>
      <text:p text:style-name="P15"/>
      <text:p text:style-name="P15">steps : add text 20200615_113813</text:p>
      <text:p text:style-name="P15"/>
      <table:table table:name="表2" table:style-name="表2">
        <table:table-column table:style-name="表2.A"/>
        <table:table-row>
          <table:table-cell table:style-name="表2.A1" office:value-type="string">
            <text:list xml:id="list2778473379122569577" text:style-name="L3">
              <text:list-item>
                <text:p text:style-name="P39">in a cell</text:p>
                <text:list>
                  <text:list-item>
                    <text:p text:style-name="P39">C – End</text:p>
                  </text:list-item>
                  <text:list-item>
                    <text:p text:style-name="P39">Right click &gt; r &gt; i &gt; C – a &gt; 7 &gt; Ret (insert rows)</text:p>
                  </text:list-item>
                </text:list>
              </text:list-item>
              <text:list-item>
                <text:p text:style-name="P39">template ==&gt; C/P</text:p>
              </text:list-item>
              <text:list-item>
                <text:p text:style-name="P39">enter ==&gt; verse number</text:p>
                <text:list>
                  <text:list-item>
                    <text:p text:style-name="P39">copy → trunk string</text:p>
                  </text:list-item>
                  <text:list-item>
                    <text:p text:style-name="P39">↓ &gt; C – v &gt; number &gt; Ret &gt; ↓</text:p>
                  </text:list-item>
                </text:list>
              </text:list-item>
              <text:list-item>
                <text:p text:style-name="P39">text ==&gt; C/P</text:p>
              </text:list-item>
              <text:list-item>
                <text:p text:style-name="P39">select ==&gt; string</text:p>
                <text:list>
                  <text:list-item>
                    <text:p text:style-name="P39">click on the right side of a numbering char</text:p>
                  </text:list-item>
                  <text:list-item>
                    <text:p text:style-name="P39">S – X (X = any char in the first line of the target text)</text:p>
                  </text:list-item>
                  <text:list-item>
                    <text:p text:style-name="P39">S – End (select the whole text area)</text:p>
                  </text:list-item>
                  <text:list-item>
                    <text:p text:style-name="P39">C – x (cut)</text:p>
                  </text:list-item>
                  <text:list-item>
                    <text:p text:style-name="P39">Tab (back)</text:p>
                  </text:list-item>
                  <text:list-item>
                    <text:p text:style-name="P39">C – v</text:p>
                  </text:list-item>
                  <text:list-item>
                    <text:p text:style-name="P39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2"/>
          </table:table-cell>
        </table:table-row>
      </table:table>
      <text:p text:style-name="P15"/>
      <text:p text:style-name="P18">steps : closing : 20200709_142010</text:p>
      <text:p text:style-name="P15"/>
      <table:table table:name="表4" table:style-name="表4">
        <table:table-column table:style-name="表4.A"/>
        <table:table-row>
          <table:table-cell table:style-name="表4.A1" office:value-type="string">
            <text:list xml:id="list458076048639338188" text:style-name="L4">
              <text:list-item>
                <text:p text:style-name="P40">C – end (move to the end of the cell)</text:p>
              </text:list-item>
              <text:list-item>
                <text:p text:style-name="P40">Right click &gt; r &gt; i &gt; ↑ &gt; Ret (insert rows)</text:p>
              </text:list-item>
              <text:list-item>
                <text:p text:style-name="P40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2"/>
          </table:table-cell>
        </table:table-row>
      </table:table>
      <text:p text:style-name="P15"/>
      <text:p text:style-name="P15"/>
      <text:p text:style-name="P15"/>
      <text:p text:style-name="P15"/>
      <text:p text:style-name="P15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3-15T10:50:04.20</dc:date>
    <dc:creator>iwabuchi ken</dc:creator>
    <meta:editing-duration>P6DT19H3M7S</meta:editing-duration>
    <meta:editing-cycles>554</meta:editing-cycles>
    <meta:generator>OpenOffice/4.1.3$Win32 OpenOffice.org_project/413m1$Build-9783</meta:generator>
    <meta:document-statistic meta:table-count="24" meta:image-count="0" meta:object-count="0" meta:page-count="18" meta:paragraph-count="361" meta:word-count="1647" meta:character-count="10712"/>
  </office:meta>
</office:document-meta>
</file>